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Helvetica, Arial, sans-serif, 'Apple Color Emoji', 'Segoe UI Emoji'"/>
    <style:font-face style:name="apple-system1" svg:font-family="apple-system, system-ui, BlinkMacSystemFont, 'Segoe UI', Roboto, 'Helvetica Neue', 'Fira Sans', Ubuntu, Oxygen, 'Oxygen Sans', Cantarell, 'Droid Sans', 'Apple Color Emoji', 'Segoe UI Emoji', 'Segoe UI Emoji', 'Segoe UI Symbol', 'Lucida Grand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ffdbf"/>
    </style:style>
    <style:style style:name="P2" style:family="paragraph" style:parent-style-name="Standard">
      <style:text-properties officeooo:paragraph-rsid="00202d9f"/>
    </style:style>
    <style:style style:name="P3" style:family="paragraph" style:parent-style-name="Standard">
      <style:text-properties officeooo:paragraph-rsid="0021f1ed"/>
    </style:style>
    <style:style style:name="P4" style:family="paragraph" style:parent-style-name="Standard">
      <style:text-properties officeooo:paragraph-rsid="0023b155"/>
    </style:style>
    <style:style style:name="P5" style:family="paragraph" style:parent-style-name="Standard">
      <style:text-properties officeooo:rsid="0023b155" officeooo:paragraph-rsid="0023b155"/>
    </style:style>
    <style:style style:name="P6" style:family="paragraph" style:parent-style-name="Standard">
      <style:text-properties officeooo:paragraph-rsid="002538a1"/>
    </style:style>
    <style:style style:name="P7" style:family="paragraph" style:parent-style-name="Standard">
      <style:text-properties officeooo:rsid="0025fbce" officeooo:paragraph-rsid="0025fbce"/>
    </style:style>
    <style:style style:name="P8" style:family="paragraph" style:parent-style-name="Standard">
      <style:text-properties officeooo:paragraph-rsid="00269e1a"/>
    </style:style>
    <style:style style:name="P9" style:family="paragraph" style:parent-style-name="Standard">
      <style:text-properties officeooo:rsid="0026a9a7" officeooo:paragraph-rsid="0026a9a7"/>
    </style:style>
    <style:style style:name="P10" style:family="paragraph" style:parent-style-name="Standard">
      <style:text-properties officeooo:paragraph-rsid="0026a9a7"/>
    </style:style>
    <style:style style:name="P11" style:family="paragraph" style:parent-style-name="Standard">
      <style:text-properties officeooo:paragraph-rsid="002a5997"/>
    </style:style>
    <style:style style:name="T1" style:family="text">
      <style:text-properties officeooo:rsid="00202d9f"/>
    </style:style>
    <style:style style:name="T2" style:family="text">
      <style:text-properties officeooo:rsid="0021f1ed"/>
    </style:style>
    <style:style style:name="T3" style:family="text">
      <style:text-properties officeooo:rsid="0023b155"/>
    </style:style>
    <style:style style:name="T4" style:family="text">
      <style:text-properties officeooo:rsid="002538a1"/>
    </style:style>
    <style:style style:name="T5" style:family="text">
      <style:text-properties officeooo:rsid="0026a9a7"/>
    </style:style>
    <style:style style:name="T6" style:family="text">
      <style:text-properties fo:font-variant="normal" fo:text-transform="none" style:font-name="apple-system1" fo:font-size="10.5pt" fo:letter-spacing="normal" fo:font-style="normal" fo:font-weight="normal" officeooo:rsid="0026a9a7"/>
    </style:style>
    <style:style style:name="T7" style:family="text">
      <style:text-properties officeooo:rsid="002c7061"/>
    </style:style>
    <style:style style:name="T8" style:family="text">
      <style:text-properties officeooo:rsid="002d2b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la 04 - Escrevendo meu Portfólio </text:p>
      <text:p text:style-name="P1">Boas Vindas </text:p>
      <text:p text:style-name="P11">Olá, seja muito bem-vindo (a) ao meu portfólio de projetos de Ciência de Dados. </text:p>
      <text:p text:style-name="P11">Nessa página, eu demonstro minhas habilidades de resolver problemas de negócio utilizando conceitos e ferramentas da Ciência de Dados, através de projetos com dados públicos. </text:p>
      <text:p text:style-name="P1">Você vai encontrar também, minhas experiências profissionais, habilidades, ferramentas e conceitos envolvendo a Ciência de Dados. Sinta-se à vontade para entrar em contato através dos links no final da página. </text:p>
      <text:p text:style-name="P1"/>
      <text:p text:style-name="P1">Sobre mim </text:p>
      <text:p text:style-name="P3">Meu nome é <text:span text:style-name="T1">Rômulo Lima</text:span>, <text:span text:style-name="T8">S</text:span>ou formado em Engenharia <text:span text:style-name="T1">Química</text:span> e trabalho como <text:span text:style-name="T1">Pesquisador no Laboratório de Hidrogênio da COPPE/UFRJ</text:span>. </text:p>
      <text:p text:style-name="P3">Atualmente, trabalho na <text:span text:style-name="T1">produção de suporte metálicos para pilhas a combustível, conciliando com um mestrado na COPPE/UFRJ, sou Vice-Diretor Financeiro (voluntário) da Associação Brasileira do Hidrogênio (ABH2)</text:span> e trabalho com projetos pessoa<text:span text:style-name="T2">i</text:span>s sobre Ciência de Dados, para adquirir experiência na solução de problemas de negócio e domínio sobre as ferramentas de análise de dados. </text:p>
      <text:p text:style-name="P2">Estou buscando uma oportunidade de trabalhar profissionalmente como Cientista de Dados para melhorar a tomada de decisão da empresa, através da construção de soluções usando dados.</text:p>
      <text:p text:style-name="P1"/>
      <text:p text:style-name="P1">Habilidades </text:p>
      <text:p text:style-name="P1"/>
      <text:p text:style-name="P1">Linguagens de Programação e Banco de Dados </text:p>
      <text:p text:style-name="P1">Python com foco em análise de dados. </text:p>
      <text:p text:style-name="P1">Web scraping com Python SQL para extração de dados <text:s/></text:p>
      <text:p text:style-name="P1">Banco de Dados SQLite, Postres, MySQL.</text:p>
      <text:p text:style-name="P1"/>
      <text:p text:style-name="P1">Estatística e Machine Learning</text:p>
      <text:p text:style-name="P1">Estatística descritiva ( localização, dispersão, assimetria, kurtosis, densidade )</text:p>
      <text:p text:style-name="P1">Algoritmos de Regressão, <text:span text:style-name="T2">C</text:span>lassificação, <text:span text:style-name="T2">C</text:span>lusterização.</text:p>
      <text:p text:style-name="P1">Técnicas de balanceamento dos dados, seleção de atributos e redução de</text:p>
      <text:p text:style-name="P1">dimensionalidade</text:p>
      <text:p text:style-name="P1">Métricas de performance dos algoritmos ( RMSE, MAE, MAPE, Confusion Matrix,</text:p>
      <text:p text:style-name="P1">Precisão)</text:p>
      <text:p text:style-name="P1">Pacotes de Machine Learning: Sklearn, Scipy <text:span text:style-name="T2">e xgboost</text:span>.</text:p>
      <text:p text:style-name="P1">Visualização de Dados</text:p>
      <text:p text:style-name="P1">Matplotlib, Seaborn, Plotly e Bokeh.</text:p>
      <text:p text:style-name="P1"/>
      <text:p text:style-name="P1">Engenharia de Software</text:p>
      <text:p text:style-name="P1">Git, Github, Gitlab, Virtual Environment.</text:p>
      <text:p text:style-name="P1">Streamlit, Flask, Python API's.</text:p>
      <text:p text:style-name="P1">Cloud Heroku.</text:p>
      <text:p text:style-name="P1"/>
      <text:p text:style-name="P1">Experiências</text:p>
      <text:p text:style-name="P1"/>
      <text:p text:style-name="P1">Construção de soluções de dados para problemas de negócio, próximos dos desafios</text:p>
      <text:p text:style-name="P1">reais das empresas, utilizando dados públicos de competições de Ciência de Dados,</text:p>
      <text:p text:style-name="P1">onde eu abordei o problema desde a concepção do desafio de negócio até a</text:p>
      <text:p text:style-name="P4">publicação do algoritmo treinado em produção, utilizando ferramentas de Cloud Heroku.</text:p>
      <text:p text:style-name="P1"/>
      <text:p text:style-name="P1"><text:span text:style-name="T3">1</text:span> ano como <text:span text:style-name="T3">Vice-diretor Financeiro </text:span></text:p>
      <text:p text:style-name="P6"><text:soft-page-break/><text:span text:style-name="T4">reunindo <text:s/>e atraindo novos associados para a ABH2, na minha gestão a associação teve um salto de 2 associados institucionais para mais de 30 atualmente, em um período de menos de 1 ano. Também tenho o trabalho de averiguar a veracidade de pequenas empresas que estão na iminência de se associar para que elas tenham as mesmas diretrizes da associação</text:span></text:p>
      <text:p text:style-name="P1"/>
      <text:p text:style-name="P4"><text:span text:style-name="T4">3</text:span><text:span text:style-name="T3">+ ano como colaborador da Associação Brasileira do Hidrogênio</text:span></text:p>
      <text:p text:style-name="P5">Organizando congresso nacionais e Internacionais, como o 1° e 2° Congresso Brasileiro do Hidrogênio, e a 22º WORLD HYDROGEN ENERGY CONFERENCE (WHEC) </text:p>
      <text:p text:style-name="P1"/>
      <text:p text:style-name="P1">2+ anos <text:span text:style-name="T3">de Iniciação Cientifica</text:span></text:p>
      <text:p text:style-name="P7">Trabalho de Produção de biodiesel, interação com professores, departamentos e outros cientistas e produção e apresentação de trabalhos.</text:p>
      <text:p text:style-name="P1"/>
      <text:p text:style-name="P1"/>
      <text:p text:style-name="P8">Projetos completos de Ciência de Dados</text:p>
      <text:p text:style-name="P8"/>
      <text:p text:style-name="P8"><text:span text:style-name="T7">Previsão de vendas </text:span>Rossmann store<text:span text:style-name="T7">s</text:span></text:p>
      <text:p text:style-name="P10"><text:span text:style-name="T5">Projeto de Regressão, </text:span><text:span text:style-name="T6">focado na previsão das vendas nas próximas 6 semanas</text:span><text:span text:style-name="T5"> de uma rede drogarias que possui mais de 3000 lojas, localizada em 7 países da Europa.</text:span></text:p>
      <text:p text:style-name="P10">Eu usei Python, Estatística e técnicas supervisionadas de Machine Learning para <text:span text:style-name="T5">prever o lucro de cada drogaria, para que o CEO da rede de drogarias pudesse planejar reformas nas estruturas das lojas. O deploy do modelo foi feito no Heroku, </text:span><text:span text:style-name="T6">para ser utilizado a qualquer momento através de um Bot do Telegram, cuja API foi utilizada para desenvolvê-lo.</text:span></text:p>
      <text:p text:style-name="P1"/>
      <text:p text:style-name="P1">As ferramentas utilizadas foram:</text:p>
      <text:p text:style-name="P1">Git e Github</text:p>
      <text:p text:style-name="P1">Python, Pandas, Matplotlib e Seaborn</text:p>
      <text:p text:style-name="P1">Jupyter Notebook</text:p>
      <text:p text:style-name="P1">Linear Regression, Lasso, Random Forest Regressor <text:span text:style-name="T5">e</text:span> xgboost</text:p>
      <text:p text:style-name="P9">Heroku e Telegram</text:p>
      <text:p text:style-name="P1"/>
      <text:p text:style-name="P10">Contato</text:p>
      <text:p text:style-name="P10">Sinta-se à vontade para entrar em contato:</text:p>
      <text:p text:style-name="P10">LinkedIn </text:p>
      <text:p text:style-name="P10">Email ( <text:span text:style-name="T5">romulo.lima@gmail.com</text:span> )</text:p>
      <text:p text:style-name="P10">Qualquer sugestão ou dúvida, por favor, entre em contato.</text:p>
      <text:p text:style-name="P1"/>
      <text:p text:style-name="P1"/>
      <text:p text:style-name="P1">Identificação de imóveis para compra e revenda a fim de maximizar o lucro</text:p>
      <text:p text:style-name="P1">Identificação de imóveis abaixo do preço médio de venda e definição do preço ideal de</text:p>
      <text:p text:style-name="P1">revenda, a partir de uma análise exploratória de dados em Python</text:p>
      <text:p text:style-name="P1">As ferramentas utilizadas foram:</text:p>
      <text:p text:style-name="P1">Python, Pandas, Numpy e Seaborn</text:p>
      <text:p text:style-name="P1">Anaconda, Pycharm e Jupyter Notebook</text:p>
      <text:p text:style-name="P1">Mapas interativos com Plotly e Folium</text:p>
      <text:p text:style-name="P1">Heroku Cloud</text:p>
      <text:p text:style-name="P1">Streamlit Python framework web</text:p>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Helvetica, Arial, sans-serif, 'Apple Color Emoji', 'Segoe UI Emoji'"/>
    <style:font-face style:name="apple-system1" svg:font-family="apple-system, system-ui, BlinkMacSystemFont, 'Segoe UI', Roboto, 'Helvetica Neue', 'Fira Sans', Ubuntu, Oxygen, 'Oxygen Sans', Cantarell, 'Droid Sans', 'Apple Color Emoji', 'Segoe UI Emoji', 'Segoe UI Emoji', 'Segoe UI Symbol', 'Lucida Grand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7T09:28:52.154345837</meta:creation-date>
    <dc:date>2021-12-18T00:37:04.028285890</dc:date>
    <meta:editing-duration>PT8H47M40S</meta:editing-duration>
    <meta:editing-cycles>6</meta:editing-cycles>
    <meta:generator>LibreOffice/6.4.7.2$Linux_X86_64 LibreOffice_project/40$Build-2</meta:generator>
    <meta:document-statistic meta:table-count="0" meta:image-count="0" meta:object-count="0" meta:page-count="2" meta:paragraph-count="63" meta:word-count="659" meta:character-count="4344" meta:non-whitespace-character-count="3731"/>
  </office:meta>
</office:document-meta>
</file>